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2.9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7"/>
    </style:style>
    <style:style style:name="ce48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4"/>
        <table:table-column table:style-name="co6" table:default-cell-style-name="ce2"/>
        <table:table-column table:style-name="co7" table:number-columns-repeated="1018" table:default-cell-style-name="ce49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2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2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2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2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3"/>
          <table:table-cell table:style-name="ce1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4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5"/>
          <table:table-cell table:style-name="ce1"/>
          <table:table-cell table:style-name="ce48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6"/>
          <table:covered-table-cell table:style-name="ce1"/>
          <table:table-cell table:style-name="ce48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7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0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0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0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0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2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3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5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1" office:value-type="string" calcext:value-type="string">
            <text:p>good</text:p>
          </table:table-cell>
          <table:table-cell table:style-name="ce46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rnia Solo Games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8 Sheet1.D10:Sheet1.D78 Sheet1.D100:Sheet1.D112 Sheet1.D81:Sheet1.D83 Sheet1.D126:Sheet1.D1048575 Sheet1.D125:Sheet1.D125 Sheet1.D114:Sheet1.D123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28:Sheet1.E1048575 Sheet1.E1:Sheet1.E8 Sheet1.E10:Sheet1.E112 Sheet1.E126:Sheet1.E126 Sheet1.E125:Sheet1.E125 Sheet1.E114:Sheet1.E123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100:Sheet1.D112 Sheet1.D81:Sheet1.D83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100:Sheet1.D112 Sheet1.D81:Sheet1.D83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7:Sheet1.E127">
            <calcext:condition calcext:apply-style-name="Untitled4" calcext:value="=&quot;Yes&quot;" calcext:base-cell-address="Sheet1.E127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4:Sheet1.D124">
            <calcext:condition calcext:apply-style-name="Untitled4" calcext:value="=&quot;good&quot;" calcext:base-cell-address="Sheet1.D124"/>
            <calcext:condition calcext:apply-style-name="Untitled1" calcext:value="=&quot;poor&quot;" calcext:base-cell-address="Sheet1.D124"/>
            <calcext:condition calcext:apply-style-name="Untitled6" calcext:value="=&quot;bad&quot;" calcext:base-cell-address="Sheet1.D124"/>
            <calcext:condition calcext:apply-style-name="Untitled5" calcext:value="=&quot;?&quot;" calcext:base-cell-address="Sheet1.D124"/>
          </calcext:conditional-format>
          <calcext:conditional-format calcext:target-range-address="Sheet1.E124:Sheet1.E124">
            <calcext:condition calcext:apply-style-name="Untitled4" calcext:value="=&quot;Yes&quot;" calcext:base-cell-address="Sheet1.E124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00:51:04.1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4-25T00:53:29.026000000</dc:date>
    <meta:editing-duration>PT11H16M52S</meta:editing-duration>
    <meta:editing-cycles>61</meta:editing-cycles>
    <meta:generator>LibreOffice/4.4.7.2$Windows_x86 LibreOffice_project/f3153a8b245191196a4b6b9abd1d0da16eead600</meta:generator>
    <meta:document-statistic meta:table-count="1" meta:cell-count="612" meta:object-count="0"/>
  </office:meta>
</office:document-meta>
</file>